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427cm"/>
    </style:style>
    <style:style style:name="Table3.B" style:family="table-column">
      <style:table-column-properties style:column-width="4.187cm"/>
    </style:style>
    <style:style style:name="Table3.C" style:family="table-column">
      <style:table-column-properties style:column-width="2.064cm"/>
    </style:style>
    <style:style style:name="Table3.D" style:family="table-column">
      <style:table-column-properties style:column-width="2.54cm"/>
    </style:style>
    <style:style style:name="Table3.E" style:family="table-column">
      <style:table-column-properties style:column-width="1.402cm"/>
    </style:style>
    <style:style style:name="Table3.F" style:family="table-column">
      <style:table-column-properties style:column-width="1.951cm"/>
    </style:style>
    <style:style style:name="Table3.G" style:family="table-column">
      <style:table-column-properties style:column-width="2.44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149cm"/>
    </style:style>
    <style:style style:name="Table4.B" style:family="table-column">
      <style:table-column-properties style:column-width="13.86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3.149cm"/>
    </style:style>
    <style:style style:name="Tabela1.B" style:family="table-column">
      <style:table-column-properties style:column-width="13.86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3.149cm"/>
    </style:style>
    <style:style style:name="Tabela2.B" style:family="table-column">
      <style:table-column-properties style:column-width="13.86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3.149cm"/>
    </style:style>
    <style:style style:name="Tabela3.B" style:family="table-column">
      <style:table-column-properties style:column-width="13.864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3.149cm"/>
    </style:style>
    <style:style style:name="Tabela4.B" style:family="table-column">
      <style:table-column-properties style:column-width="13.86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3.149cm"/>
    </style:style>
    <style:style style:name="Tabela5.B" style:family="table-column">
      <style:table-column-properties style:column-width="13.864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/>
    </style:style>
    <style:style style:name="Tabela6.A" style:family="table-column">
      <style:table-column-properties style:column-width="3.149cm"/>
    </style:style>
    <style:style style:name="Tabela6.B" style:family="table-column">
      <style:table-column-properties style:column-width="13.864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3.149cm"/>
    </style:style>
    <style:style style:name="Tabela7.B" style:family="table-column">
      <style:table-column-properties style:column-width="13.864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/>
    </style:style>
    <style:style style:name="Tabela8.A" style:family="table-column">
      <style:table-column-properties style:column-width="3.149cm"/>
    </style:style>
    <style:style style:name="Tabela8.B" style:family="table-column">
      <style:table-column-properties style:column-width="13.864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013cm" fo:margin-left="0cm" table:align="left"/>
    </style:style>
    <style:style style:name="Tabela9.A" style:family="table-column">
      <style:table-column-properties style:column-width="3.149cm"/>
    </style:style>
    <style:style style:name="Tabela9.B" style:family="table-column">
      <style:table-column-properties style:column-width="13.864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f2a00"/>
    </style:style>
    <style:style style:name="P2" style:family="paragraph" style:parent-style-name="Standard">
      <style:text-properties officeooo:paragraph-rsid="0037e94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021e1ff"/>
    </style:style>
    <style:style style:name="P5" style:family="paragraph" style:parent-style-name="Text_20_body">
      <style:paragraph-properties fo:text-align="justify" style:justify-single-word="false"/>
      <style:text-properties officeooo:paragraph-rsid="00240edd"/>
    </style:style>
    <style:style style:name="P6" style:family="paragraph" style:parent-style-name="Text_20_body">
      <style:paragraph-properties fo:text-align="justify" style:justify-single-word="false"/>
      <style:text-properties officeooo:paragraph-rsid="002031e4"/>
    </style:style>
    <style:style style:name="P7" style:family="paragraph" style:parent-style-name="Text_20_body">
      <style:text-properties officeooo:paragraph-rsid="00240edd"/>
    </style:style>
    <style:style style:name="P8" style:family="paragraph" style:parent-style-name="Text_20_body">
      <style:text-properties officeooo:paragraph-rsid="00282bf7"/>
    </style:style>
    <style:style style:name="P9" style:family="paragraph" style:parent-style-name="Text_20_body">
      <style:text-properties officeooo:paragraph-rsid="0029363f"/>
    </style:style>
    <style:style style:name="P10" style:family="paragraph" style:parent-style-name="Text_20_body">
      <style:text-properties officeooo:paragraph-rsid="002a973c"/>
    </style:style>
    <style:style style:name="P11" style:family="paragraph" style:parent-style-name="Text_20_body">
      <style:text-properties officeooo:paragraph-rsid="002bb5c1"/>
    </style:style>
    <style:style style:name="P12" style:family="paragraph" style:parent-style-name="Text_20_body">
      <style:text-properties officeooo:paragraph-rsid="002d8cb2"/>
    </style:style>
    <style:style style:name="P13" style:family="paragraph" style:parent-style-name="Text_20_body">
      <style:text-properties officeooo:paragraph-rsid="002ed00a"/>
    </style:style>
    <style:style style:name="P14" style:family="paragraph" style:parent-style-name="Text_20_body">
      <style:text-properties officeooo:paragraph-rsid="00305a65"/>
    </style:style>
    <style:style style:name="P15" style:family="paragraph" style:parent-style-name="Text_20_body">
      <style:text-properties officeooo:paragraph-rsid="0032f494"/>
    </style:style>
    <style:style style:name="P16" style:family="paragraph" style:parent-style-name="Text_20_body">
      <style:text-properties officeooo:paragraph-rsid="0033a6cb"/>
    </style:style>
    <style:style style:name="P17" style:family="paragraph" style:parent-style-name="Text_20_body">
      <style:text-properties officeooo:paragraph-rsid="00365b7f"/>
    </style:style>
    <style:style style:name="P18" style:family="paragraph" style:parent-style-name="Text_20_body">
      <style:text-properties officeooo:paragraph-rsid="0037e94e"/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2" style:family="paragraph" style:parent-style-name="Table_20_Contents">
      <style:text-properties officeooo:paragraph-rsid="0033a6cb"/>
    </style:style>
    <style:style style:name="P23" style:family="paragraph" style:parent-style-name="Table_20_Contents">
      <style:text-properties officeooo:paragraph-rsid="0034d847"/>
    </style:style>
    <style:style style:name="P24" style:family="paragraph" style:parent-style-name="Table_20_Contents">
      <style:text-properties officeooo:paragraph-rsid="00365b7f"/>
    </style:style>
    <style:style style:name="P25" style:family="paragraph" style:parent-style-name="Table_20_Contents">
      <style:text-properties officeooo:paragraph-rsid="0037e94e"/>
    </style:style>
    <style:style style:name="P26" style:family="paragraph" style:parent-style-name="Table_20_Contents">
      <style:text-properties fo:font-weight="normal" officeooo:paragraph-rsid="00365b7f" style:font-weight-asian="normal" style:font-weight-complex="normal"/>
    </style:style>
    <style:style style:name="P27" style:family="paragraph" style:parent-style-name="Text_20_body" style:list-style-name="L1">
      <style:text-properties officeooo:paragraph-rsid="002a973c"/>
    </style:style>
    <style:style style:name="P28" style:family="paragraph" style:parent-style-name="Text_20_body" style:list-style-name="L3">
      <style:text-properties officeooo:paragraph-rsid="002a973c"/>
    </style:style>
    <style:style style:name="P29" style:family="paragraph" style:parent-style-name="Text_20_body" style:list-style-name="L4">
      <style:text-properties officeooo:paragraph-rsid="00251182"/>
    </style:style>
    <style:style style:name="P30" style:family="paragraph" style:parent-style-name="Standard" style:list-style-name="L5">
      <style:text-properties officeooo:paragraph-rsid="001f2a00"/>
    </style:style>
    <style:style style:name="P31" style:family="paragraph" style:parent-style-name="Heading_20_3">
      <style:text-properties officeooo:paragraph-rsid="002031e4"/>
    </style:style>
    <style:style style:name="P32" style:family="paragraph" style:parent-style-name="Heading_20_3">
      <style:text-properties officeooo:paragraph-rsid="0021e1ff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2">
      <style:text-properties officeooo:paragraph-rsid="002031e4"/>
    </style:style>
    <style:style style:name="P35" style:family="paragraph" style:parent-style-name="Heading_20_2">
      <style:text-properties officeooo:paragraph-rsid="0029363f"/>
    </style:style>
    <style:style style:name="P36" style:family="paragraph" style:parent-style-name="Table_20_Contents" style:list-style-name="L2">
      <style:text-properties officeooo:paragraph-rsid="00365b7f"/>
    </style:style>
    <style:style style:name="P37" style:family="paragraph" style:parent-style-name="Table_20_Contents" style:list-style-name="L2">
      <style:text-properties fo:font-weight="normal" officeooo:paragraph-rsid="00365b7f" style:font-weight-asian="normal" style:font-weight-complex="normal"/>
    </style:style>
    <style:style style:name="P38" style:family="paragraph" style:parent-style-name="Table_20_Contents">
      <style:text-properties officeooo:paragraph-rsid="0037e94e"/>
    </style:style>
    <style:style style:name="P39" style:family="paragraph" style:parent-style-name="Table_20_Contents">
      <style:text-properties officeooo:paragraph-rsid="00393aee"/>
    </style:style>
    <style:style style:name="P40" style:family="paragraph" style:parent-style-name="Table_20_Contents" style:list-style-name="L6">
      <style:text-properties officeooo:paragraph-rsid="00393aee"/>
    </style:style>
    <style:style style:name="P41" style:family="paragraph" style:parent-style-name="Table_20_Contents" style:list-style-name="L7">
      <style:text-properties officeooo:paragraph-rsid="00393aee"/>
    </style:style>
    <style:style style:name="P42" style:family="paragraph" style:parent-style-name="Table_20_Contents" style:list-style-name="L8">
      <style:text-properties officeooo:paragraph-rsid="00393aee"/>
    </style:style>
    <style:style style:name="P43" style:family="paragraph" style:parent-style-name="Table_20_Contents">
      <style:text-properties officeooo:paragraph-rsid="003ad306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umá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Índice</text:p>
          </text:index-title>
          <text:p text:style-name="P20"><text:a xlink:type="simple" xlink:href="#__RefHeading__545_178293673" text:style-name="Index_20_Link" text:visited-style-name="Index_20_Link"><text:s/>1 Introdução<text:tab/>2</text:a></text:p>
          <text:p text:style-name="P19"><text:a xlink:type="simple" xlink:href="#__RefHeading__867_178293673" text:style-name="Index_20_Link" text:visited-style-name="Index_20_Link"><text:s/>1.1 Propósito<text:tab/>2</text:a></text:p>
          <text:p text:style-name="P19"><text:a xlink:type="simple" xlink:href="#__RefHeading__869_178293673" text:style-name="Index_20_Link" text:visited-style-name="Index_20_Link"><text:s/>1.2 Escopo<text:tab/>2</text:a></text:p>
          <text:p text:style-name="P19"><text:a xlink:type="simple" xlink:href="#__RefHeading__316_1718199057" text:style-name="Index_20_Link" text:visited-style-name="Index_20_Link"><text:s/>1.3 Visão Geral do Produto<text:tab/>2</text:a></text:p>
          <text:p text:style-name="P21"><text:a xlink:type="simple" xlink:href="#__RefHeading__318_1718199057" text:style-name="Index_20_Link" text:visited-style-name="Index_20_Link"><text:s/>1.3.1 Perspectiva do produto<text:tab/>2</text:a></text:p>
          <text:p text:style-name="P21"><text:a xlink:type="simple" xlink:href="#__RefHeading__320_1718199057" text:style-name="Index_20_Link" text:visited-style-name="Index_20_Link"><text:s/>1.3.2 Funções do produto<text:tab/>2</text:a></text:p>
          <text:p text:style-name="P21"><text:a xlink:type="simple" xlink:href="#__RefHeading__322_1718199057" text:style-name="Index_20_Link" text:visited-style-name="Index_20_Link"><text:s/>1.3.3 Características dos usuários<text:tab/>2</text:a></text:p>
          <text:p text:style-name="P21"><text:a xlink:type="simple" xlink:href="#__RefHeading__324_1718199057" text:style-name="Index_20_Link" text:visited-style-name="Index_20_Link"><text:s/>1.3.4 Restrições<text:tab/>2</text:a></text:p>
          <text:p text:style-name="P19"><text:a xlink:type="simple" xlink:href="#__RefHeading__326_1718199057" text:style-name="Index_20_Link" text:visited-style-name="Index_20_Link"><text:s/>1.4 Definições<text:tab/>3</text:a></text:p>
          <text:p text:style-name="P20"><text:a xlink:type="simple" xlink:href="#__RefHeading__755_178293673" text:style-name="Index_20_Link" text:visited-style-name="Index_20_Link"><text:s/>2 Referências<text:tab/>3</text:a></text:p>
          <text:p text:style-name="P20"><text:a xlink:type="simple" xlink:href="#__RefHeading__757_178293673" text:style-name="Index_20_Link" text:visited-style-name="Index_20_Link"><text:s/>3 Especificação de Requisitos<text:tab/>3</text:a></text:p>
          <text:p text:style-name="P19"><text:a xlink:type="simple" xlink:href="#__RefHeading__873_178293673" text:style-name="Index_20_Link" text:visited-style-name="Index_20_Link"><text:s/>3.1 Interfaces externas<text:tab/>3</text:a></text:p>
          <text:p text:style-name="P19"><text:a xlink:type="simple" xlink:href="#__RefHeading__875_178293673" text:style-name="Index_20_Link" text:visited-style-name="Index_20_Link"><text:s/>3.2 Funções<text:tab/>3</text:a></text:p>
          <text:p text:style-name="P19"><text:a xlink:type="simple" xlink:href="#__RefHeading__877_178293673" text:style-name="Index_20_Link" text:visited-style-name="Index_20_Link"><text:s/>3.3 Requisitos de usabilidade<text:tab/>3</text:a></text:p>
          <text:p text:style-name="P19"><text:a xlink:type="simple" xlink:href="#__RefHeading__879_178293673" text:style-name="Index_20_Link" text:visited-style-name="Index_20_Link"><text:s/>3.4 Requisitos de performance<text:tab/>3</text:a></text:p>
          <text:p text:style-name="P19"><text:a xlink:type="simple" xlink:href="#__RefHeading__881_178293673" text:style-name="Index_20_Link" text:visited-style-name="Index_20_Link"><text:s/>3.5 Requisitos de banco de dados lógico<text:tab/>3</text:a></text:p>
          <text:p text:style-name="P19"><text:a xlink:type="simple" xlink:href="#__RefHeading__883_178293673" text:style-name="Index_20_Link" text:visited-style-name="Index_20_Link"><text:s/>3.6 Restrições de projeto<text:tab/>3</text:a></text:p>
          <text:p text:style-name="P19"><text:a xlink:type="simple" xlink:href="#__RefHeading__885_178293673" text:style-name="Index_20_Link" text:visited-style-name="Index_20_Link"><text:s/>3.7 Atributos do sistema<text:tab/>4</text:a></text:p>
          <text:p text:style-name="P19"><text:a xlink:type="simple" xlink:href="#__RefHeading__887_178293673" text:style-name="Index_20_Link" text:visited-style-name="Index_20_Link"><text:s/>3.8 Informações de apoio<text:tab/>4</text:a></text:p>
          <text:p text:style-name="P20"><text:a xlink:type="simple" xlink:href="#__RefHeading__759_178293673" text:style-name="Index_20_Link" text:visited-style-name="Index_20_Link"><text:s/>4 Verificação<text:tab/>4</text:a></text:p>
          <text:p text:style-name="P20"><text:a xlink:type="simple" xlink:href="#__RefHeading__761_178293673" text:style-name="Index_20_Link" text:visited-style-name="Index_20_Link"><text:s/>5 Apêndices<text:tab/>4</text:a></text:p>
        </text:index-body>
      </text:table-of-content>
      <text:p text:style-name="P1"/>
      <text:h text:style-name="P33" text:outline-level="1"><text:bookmark-start text:name="__RefHeading__545_178293673"/>Introdução<text:bookmark-end text:name="__RefHeading__545_178293673"/></text:h>
      <text:h text:style-name="Heading_20_2" text:outline-level="2"><text:bookmark-start text:name="__RefHeading__867_178293673"/>Propósito<text:bookmark-end text:name="__RefHeading__867_178293673"/></text:h>
      <text:p text:style-name="P4"><text:tab/>O presente documento tem por objetivo especificar os requisitos do Sistema de Planejamento de Aulas, SIPA, sendo destinado a clientes, projetistas, desenvolvedores e qualquer pessoa interessada no referido sistema. </text:p>
      <text:h text:style-name="Heading_20_2" text:outline-level="2"><text:bookmark-start text:name="__RefHeading__869_178293673"/>Escopo<text:bookmark-end text:name="__RefHeading__869_178293673"/></text:h>
      <text:p text:style-name="P3"><text:tab/>O SIPA apoiará professores do Instituto de Informática da Universidade Federal de Goiás na criação dos planos de aula das disciplinas que são responsáveis. O sistema facilitará a criação e consolidação dos planos de aula sendo uma ferramenta também para os coordenadores de curso do Instituto. </text:p>
      <text:h text:style-name="P34" text:outline-level="2"><text:bookmark-start text:name="__RefHeading__316_1718199057"/>Visão Geral do Produto<text:bookmark-end text:name="__RefHeading__316_1718199057"/></text:h>
      <text:h text:style-name="P31" text:outline-level="3"><text:bookmark-start text:name="__RefHeading__318_1718199057"/>Perspectiva do produto<text:bookmark-end text:name="__RefHeading__318_1718199057"/></text:h>
      <text:p text:style-name="P6"><text:tab/>O SIPA trata-se de um módulo do Sistema Gerenciador de Requerimento Acadêmico, Sigera, e terá interface com outros dois softwares: sistema da biblioteca para consulta de obras e sistema de alertas para envio de mensagens aos professores. O sistema será executado em plataforma web assim como o sistema principal, Sigera. </text:p>
      <text:h text:style-name="P31" text:outline-level="3"><text:bookmark-start text:name="__RefHeading__320_1718199057"/>Funções do produto<text:bookmark-end text:name="__RefHeading__320_1718199057"/></text:h>
      <text:p text:style-name="P6"><text:tab/>O SIPA terá como função a criação de planos de aulas para disciplinas do Instituto de Informática da Universidade Federal de Goiás por parte dos professores responsáveis. Caberá aos coordenadores a aprovação dos planos podendo ainda gerar calendários de avaliações. O sistema deverá ainda notificar professores sobre as avaliações cadastradas por meio de celular. </text:p>
      <text:p text:style-name="P6"><text:tab/>A base de dados da Biblioteca da Universidade poderá ser consultada para facilitar a indicação das bibliografias dos planos, indicando exemplares disponíveis na unidade setorial. </text:p>
      <text:h text:style-name="P31" text:outline-level="3"><text:bookmark-start text:name="__RefHeading__322_1718199057"/>Características dos usuários<text:bookmark-end text:name="__RefHeading__322_1718199057"/></text:h>
      <text:p text:style-name="P5"><text:span text:style-name="T1">Coordenadores</text:span>: Os coordenadores de curso poderão visualizar todos os planos de aula do curso que são responsáveis. Cabe a este usuário a aprovação dos planos de aula criados pelos professores.</text:p>
      <text:p text:style-name="P5"><text:span text:style-name="T1">Professores</text:span>: Os professores serão responsáveis pela criação e edição dos planos de aula das disciplinas em que foram designados. </text:p>
      <text:h text:style-name="P32" text:outline-level="3"><text:bookmark-start text:name="__RefHeading__324_1718199057"/>Restrições [visão alto nível]<text:bookmark-end text:name="__RefHeading__324_1718199057"/></text:h>
      <text:p text:style-name="P9">[limitações de hardware – indicar a configuração do hardware atual]</text:p>
      <text:p text:style-name="P9">[interfaces para outras aplicações - nenhuma]</text:p>
      <text:p text:style-name="P9">[operação paralela – sim, mais de um professor usará o sistema ao mesmo tempo poderão trabalhar no mesmo plano]</text:p>
      <text:p text:style-name="P9">[algum requisito de qualidade crítico como disponibilidade ]</text:p>
      <text:p text:style-name="P9">[criticidade da aplicação – a não operação leva algum problema maior?]</text:p>
      <text:p text:style-name="P9"><text:soft-page-break/>[considerações de segurança – acesso ]</text:p>
      <text:p text:style-name="P11">[algum sistema operacional específico do cliente e do servidor?]</text:p>
      <text:p text:style-name="P12">[estar em acordo com rgcg]</text:p>
      <text:p text:style-name="P9"/>
      <text:p text:style-name="P4"><text:tab/>. </text:p>
      <text:h text:style-name="P35" text:outline-level="2"><text:bookmark-start text:name="__RefHeading__326_1718199057"/>Definições<text:bookmark-end text:name="__RefHeading__326_1718199057"/></text:h>
      <text:p text:style-name="P11">[definição de termos]</text:p>
      <text:p text:style-name="P11">SIPA</text:p>
      <text:p text:style-name="P11">SIGERA</text:p>
      <text:p text:style-name="P11"/>
      <text:h text:style-name="Heading_20_1" text:outline-level="1"><text:bookmark-start text:name="__RefHeading__755_178293673"/>Referências<text:bookmark-end text:name="__RefHeading__755_178293673"/></text:h>
      <text:p text:style-name="P11">[ISO seria uma referência?]</text:p>
      <text:p text:style-name="P12">[RGCG]</text:p>
      <text:h text:style-name="Heading_20_1" text:outline-level="1"><text:bookmark-start text:name="__RefHeading__757_178293673"/>Especificação de Requisitos<text:bookmark-end text:name="__RefHeading__757_178293673"/></text:h>
      <text:h text:style-name="Heading_20_2" text:outline-level="2"><text:bookmark-start text:name="__RefHeading__873_178293673"/>Interfaces externas<text:bookmark-end text:name="__RefHeading__873_178293673"/></text:h>
      <text:p text:style-name="P15">Interface com usuário</text:p>
      <text:p text:style-name="P15">Interface com hardware</text:p>
      <text:p text:style-name="P15">Interface com software</text:p>
      <text:p text:style-name="P15"/>
      <text:p text:style-name="P7">[consulta de obras na biblioteca]</text:p>
      <text:p text:style-name="P7">[envio de mensagens para um serviço de entrega]</text:p>
      <text:p text:style-name="P7"><text:tab/>-cada interface deve conter:</text:p>
      <text:list xml:id="list3941235207589577854" text:style-name="L1">
        <text:list-item>
          <text:p text:style-name="P27">nome;</text:p>
        </text:list-item>
        <text:list-item>
          <text:p text:style-name="P27">propósito</text:p>
        </text:list-item>
        <text:list-item>
          <text:p text:style-name="P27">fonte ou destino;</text:p>
        </text:list-item>
        <text:list-item>
          <text:p text:style-name="P27">timing?</text:p>
        </text:list-item>
        <text:list-item>
          <text:p text:style-name="P27">Formatos de dados?</text:p>
          <text:p text:style-name="P27"/>
        </text:list-item>
      </text:list>
      <text:h text:style-name="Heading_20_2" text:outline-level="2"><text:bookmark-start text:name="__RefHeading__875_178293673"/>Funções<text:bookmark-end text:name="__RefHeading__875_178293673"/></text:h>
      <text:p text:style-name="Text_20_body"/>
      <text:p text:style-name="Text_20_body"/>
      <text:p text:style-name="Text_20_body">,</text:p>
      <text:p text:style-name="Text_20_body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22">Identificação</text:p>
          </table:table-cell>
          <table:table-cell table:style-name="Table3.A1" office:value-type="string">
            <text:p text:style-name="P22">Função</text:p>
          </table:table-cell>
          <table:table-cell table:style-name="Table3.A1" office:value-type="string">
            <text:p text:style-name="P22">Prioridade</text:p>
          </table:table-cell>
          <table:table-cell table:style-name="Table3.A1" office:value-type="string">
            <text:p text:style-name="P22">Dependência</text:p>
          </table:table-cell>
          <table:table-cell table:style-name="Table3.A1" office:value-type="string">
            <text:p text:style-name="P22">Risco</text:p>
          </table:table-cell>
          <table:table-cell table:style-name="Table3.A1" office:value-type="string">
            <text:p text:style-name="P22">Fonte</text:p>
          </table:table-cell>
          <table:table-cell table:style-name="Table3.G1" office:value-type="string">
            <text:p text:style-name="P22">Dificuldade</text:p>
          </table:table-cell>
        </table:table-row>
        <table:table-row>
          <table:table-cell table:style-name="Table3.A2" office:value-type="string">
            <text:p text:style-name="P22">RF01</text:p>
          </table:table-cell>
          <table:table-cell table:style-name="Table3.A2" office:value-type="string">
            <text:p text:style-name="P22">Cadastrar plano de aula</text:p>
          </table:table-cell>
          <table:table-cell table:style-name="Table3.A2" office:value-type="string">
            <text:p text:style-name="P22">Essencial</text:p>
          </table:table-cell>
          <table:table-cell table:style-name="Table3.A2" office:value-type="string">
            <text:p text:style-name="P22">(nenhuma)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P25">Baixa</text:p>
          </table:table-cell>
        </table:table-row>
        <table:table-row>
          <table:table-cell table:style-name="Table3.A2" office:value-type="string">
            <text:p text:style-name="P22">RF02</text:p>
          </table:table-cell>
          <table:table-cell table:style-name="Table3.A2" office:value-type="string">
            <text:p text:style-name="P22">Editar plano de aula</text:p>
          </table:table-cell>
          <table:table-cell table:style-name="Table3.A2" office:value-type="string">
            <text:p text:style-name="P22">Essencial</text:p>
          </table:table-cell>
          <table:table-cell table:style-name="Table3.A2" office:value-type="string">
            <text:p text:style-name="P22">RF0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P25">Baixa</text:p>
          </table:table-cell>
        </table:table-row>
        <table:table-row>
          <table:table-cell table:style-name="Table3.A2" office:value-type="string">
            <text:p text:style-name="P24">RF03</text:p>
          </table:table-cell>
          <table:table-cell table:style-name="Table3.A2" office:value-type="string">
            <text:p text:style-name="P24">Cadastro de cronograma </text:p>
          </table:table-cell>
          <table:table-cell table:style-name="Table3.A2" office:value-type="string">
            <text:p text:style-name="P25">Importante</text:p>
          </table:table-cell>
          <table:table-cell table:style-name="Table3.A2" office:value-type="string">
            <text:p text:style-name="P24">RF0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P24">Média</text:p>
          </table:table-cell>
        </table:table-row>
        <table:table-row>
          <table:table-cell table:style-name="Table3.A2" office:value-type="string">
            <text:p text:style-name="P25">RF04</text:p>
          </table:table-cell>
          <table:table-cell table:style-name="Table3.A2" office:value-type="string">
            <text:p text:style-name="P25">Cadastro de data de avaliação</text:p>
          </table:table-cell>
          <table:table-cell table:style-name="Table3.A2" office:value-type="string">
            <text:p text:style-name="P25">Importante</text:p>
          </table:table-cell>
          <table:table-cell table:style-name="Table3.A2" office:value-type="string">
            <text:p text:style-name="P25">RF0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P25">Média</text:p>
          </table:table-cell>
        </table:table-row>
        <table:table-row>
          <table:table-cell table:style-name="Table3.A2" office:value-type="string">
            <text:p text:style-name="P25">RF05</text:p>
          </table:table-cell>
          <table:table-cell table:style-name="Table3.A2" office:value-type="string">
            <text:p text:style-name="P25">Cadastro de bibliografia</text:p>
          </table:table-cell>
          <table:table-cell table:style-name="Table3.A2" office:value-type="string">
            <text:p text:style-name="P25">Importante</text:p>
          </table:table-cell>
          <table:table-cell table:style-name="Table3.A2" office:value-type="string">
            <text:p text:style-name="P25">RF0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P25">Média</text:p>
          </table:table-cell>
        </table:table-row>
        <table:table-row>
          <table:table-cell table:style-name="Table3.A2" office:value-type="string">
            <text:p text:style-name="P25">RF06</text:p>
          </table:table-cell>
          <table:table-cell table:style-name="Table3.A2" office:value-type="string">
            <text:p text:style-name="P25">Buscar bibliografia na biblioteca</text:p>
          </table:table-cell>
          <table:table-cell table:style-name="Table3.A2" office:value-type="string">
            <text:p text:style-name="P25">Importante</text:p>
          </table:table-cell>
          <table:table-cell table:style-name="Table3.A2" office:value-type="string">
            <text:p text:style-name="P25">RF05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P25">Alta</text:p>
          </table:table-cell>
        </table:table-row>
        <table:table-row>
          <table:table-cell table:style-name="Table3.A2" office:value-type="string">
            <text:p text:style-name="P25">RF07</text:p>
          </table:table-cell>
          <table:table-cell table:style-name="Table3.A2" office:value-type="string">
            <text:p text:style-name="P25">Imprimir plano de aula</text:p>
          </table:table-cell>
          <table:table-cell table:style-name="Table3.A2" office:value-type="string">
            <text:p text:style-name="P25">Importante</text:p>
          </table:table-cell>
          <table:table-cell table:style-name="Table3.A2" office:value-type="string">
            <text:p text:style-name="P25">RF0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P25">Baixa</text:p>
          </table:table-cell>
        </table:table-row>
        <table:table-row>
          <table:table-cell table:style-name="Table3.A2" office:value-type="string">
            <text:p text:style-name="P25">RF08</text:p>
          </table:table-cell>
          <table:table-cell table:style-name="Table3.A2" office:value-type="string">
            <text:p text:style-name="P25">Notificar professor sobre avaliações</text:p>
          </table:table-cell>
          <table:table-cell table:style-name="Table3.A2" office:value-type="string">
            <text:p text:style-name="P25">Desejável</text:p>
          </table:table-cell>
          <table:table-cell table:style-name="Table3.A2" office:value-type="string">
            <text:p text:style-name="P25">RF04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P25">Alta</text:p>
          </table:table-cell>
        </table:table-row>
        <table:table-row>
          <table:table-cell table:style-name="Table3.A2" office:value-type="string">
            <text:p text:style-name="P25">RF09</text:p>
          </table:table-cell>
          <table:table-cell table:style-name="Table3.A2" office:value-type="string">
            <text:p text:style-name="P25">Gerar calendários consolidados de avaliações</text:p>
          </table:table-cell>
          <table:table-cell table:style-name="Table3.A2" office:value-type="string">
            <text:p text:style-name="P25">Importante</text:p>
          </table:table-cell>
          <table:table-cell table:style-name="Table3.A2" office:value-type="string">
            <text:p text:style-name="P25">RF04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P25">Média</text:p>
          </table:table-cell>
        </table:table-row>
        <table:table-row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</table:table>
      <text:p text:style-name="Text_20_body"/>
      <text:p text:style-name="P16">Casos de uso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2">Objetivo</text:p>
          </table:table-cell>
          <table:table-cell table:style-name="Table4.B1" office:value-type="string">
            <text:p text:style-name="P22">Cadastrar plano de aula</text:p>
          </table:table-cell>
        </table:table-row>
        <table:table-row>
          <table:table-cell table:style-name="Table4.A2" office:value-type="string">
            <text:p text:style-name="P22">Requisito</text:p>
          </table:table-cell>
          <table:table-cell table:style-name="Table4.B2" office:value-type="string">
            <text:p text:style-name="P22">RF01</text:p>
          </table:table-cell>
        </table:table-row>
        <table:table-row>
          <table:table-cell table:style-name="Table4.A2" office:value-type="string">
            <text:p text:style-name="P22">Descrição</text:p>
          </table:table-cell>
          <table:table-cell table:style-name="Table4.B2" office:value-type="string">
            <text:p text:style-name="P24">Um coordenador de curso cadastrará um plano de aula e o atribuirá a um ou mais professores.</text:p>
          </table:table-cell>
        </table:table-row>
        <table:table-row>
          <table:table-cell table:style-name="Table4.A2" office:value-type="string">
            <text:p text:style-name="P22">Fluxo básico</text:p>
          </table:table-cell>
          <table:table-cell table:style-name="Table4.B2" office:value-type="string">
            <text:p text:style-name="P24">O coordenador selecionará uma disciplina e pelo menos um professor. Clicar em “Criar plano”;</text:p>
            <text:p text:style-name="P24">O plano deverá conter as seguintes informações:</text:p>
            <text:list xml:id="list2131267183994246580" text:style-name="L2">
              <text:list-item>
                <text:p text:style-name="P36">Principal: Professor(es), Curso, Matriz Curricular, Ano letivo, Disciplina, Turma, Carga horária Teórica, Carga horária Prática e Ementa. </text:p>
              </text:list-item>
              <text:list-item>
                <text:p text:style-name="P36">Objetivos: Objetivo Geral, Objetivo Específico e Relação com outras Disciplinas. (texto livre)</text:p>
              </text:list-item>
              <text:list-item>
                <text:p text:style-name="P36">Cronograma: <text:span text:style-name="T1">[ver requisito X]</text:span></text:p>
              </text:list-item>
              <text:list-item>
                <text:p text:style-name="P37">Avaliação: Critério de avaliação (texto livre) e Data da realização das provas [<text:span text:style-name="T1">ver requisito Y]</text:span></text:p>
              </text:list-item>
              <text:list-item>
                <text:p text:style-name="P37">Bibliografia: Bibliografia básica, Bibliografia Complementar e Bibliografia Sugerida [<text:span text:style-name="T1">Ver requsito Z e A]</text:span></text:p>
              </text:list-item>
              <text:list-item>
                <text:p text:style-name="P37">Programa: Programa da disciplinas (texto livre)</text:p>
              </text:list-item>
              <text:list-item>
                <text:p text:style-name="P37">Parecer: ???</text:p>
              </text:list-item>
            </text:list>
            <text:p text:style-name="P26">OBS.: As informações não serão cadastradas e nem editadas pelo coordenador.</text:p>
          </table:table-cell>
        </table:table-row>
        <table:table-row>
          <table:table-cell table:style-name="Table4.A2" office:value-type="string">
            <text:p text:style-name="P22">Fluxo alternativo</text:p>
          </table:table-cell>
          <table:table-cell table:style-name="Table4.B2" office:value-type="string">
            <text:p text:style-name="P23">O sistema emitirá um aviso se o coordenador não informar a disciplina ou pelo menos um professor. </text:p>
          </table:table-cell>
        </table:table-row>
        <text:soft-page-break/>
        <table:table-row>
          <table:table-cell table:style-name="Table4.A2" office:value-type="string">
            <text:p text:style-name="P22">Entradas</text:p>
          </table:table-cell>
          <table:table-cell table:style-name="Table4.B2" office:value-type="string">
            <text:p text:style-name="P22">Disciplina e professor(es).</text:p>
          </table:table-cell>
        </table:table-row>
        <table:table-row>
          <table:table-cell table:style-name="Table4.A2" office:value-type="string">
            <text:p text:style-name="P22">Pré-condição</text:p>
          </table:table-cell>
          <table:table-cell table:style-name="Table4.B2" office:value-type="string">
            <text:p text:style-name="P22">O coordenador deverá estar logado no sistema. </text:p>
          </table:table-cell>
        </table:table-row>
        <table:table-row>
          <table:table-cell table:style-name="Table4.A2" office:value-type="string">
            <text:p text:style-name="P22">Pós-condição</text:p>
          </table:table-cell>
          <table:table-cell table:style-name="Table4.B2" office:value-type="string">
            <text:p text:style-name="P22">Uma disciplina deverá ser selecionada e pelo menos um professor associado ao plano.</text:p>
          </table:table-cell>
        </table:table-row>
      </table:table>
      <text:p text:style-name="Text_20_body"/>
      <text:p text:style-name="Text_20_body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4">Objetivo</text:p>
          </table:table-cell>
          <table:table-cell table:style-name="Tabela1.B1" office:value-type="string">
            <text:p text:style-name="P24">Editar plano de aula</text:p>
          </table:table-cell>
        </table:table-row>
        <table:table-row>
          <table:table-cell table:style-name="Tabela1.A2" office:value-type="string">
            <text:p text:style-name="P24">Requisito</text:p>
          </table:table-cell>
          <table:table-cell table:style-name="Tabela1.B2" office:value-type="string">
            <text:p text:style-name="P24">RF02</text:p>
          </table:table-cell>
        </table:table-row>
        <table:table-row>
          <table:table-cell table:style-name="Tabela1.A2" office:value-type="string">
            <text:p text:style-name="P24">Descrição</text:p>
          </table:table-cell>
          <table:table-cell table:style-name="Tabela1.B2" office:value-type="string">
            <text:p text:style-name="P24">Um professor poderá editar um plano de aula atribuído a ele no sistema. </text:p>
          </table:table-cell>
        </table:table-row>
        <table:table-row>
          <table:table-cell table:style-name="Tabela1.A2" office:value-type="string">
            <text:p text:style-name="P24">Fluxo básico</text:p>
          </table:table-cell>
          <table:table-cell table:style-name="Tabela1.B2" office:value-type="string">
            <text:p text:style-name="P24">O professor selecionará o plano que deseja alterar;</text:p>
            <text:p text:style-name="P24">O sistema deverá abrir uma página do plano que deverá conter as informações descritas no RF01;</text:p>
            <text:p text:style-name="P24">O professor poderá editar todas as informações, com exceção das informações do tipo “Principal” que serão carregadas automaticamente. </text:p>
            <text:p text:style-name="P25">Feitas as alterações, o professor clicará em “Concluir”;</text:p>
          </table:table-cell>
        </table:table-row>
        <table:table-row>
          <table:table-cell table:style-name="Tabela1.A2" office:value-type="string">
            <text:p text:style-name="P24">Fluxo alternativo</text:p>
          </table:table-cell>
          <table:table-cell table:style-name="Tabela1.B2" office:value-type="string">
            <text:p text:style-name="P25">Fluxo alternativo 1: O professor poderá salvar o plano para edição futura. Para isso deverá clicar na opção “Salvar”; O plano ficará aberto permitindo edição futura.</text:p>
            <text:p text:style-name="P25">Fluxo alternativo 2: O professor poderá reabrir um plano concluído. Para isso deverá clicar na opção “Reabrir”; O plano terá seu status alterado para “Aberto” e permitirá que o professor altere suas informações.</text:p>
            <text:p text:style-name="P39">Fluxo alternativo 3: Um mesmo plano de aula poderá ser editado por mais de um professor simultaneamente. O primeiro professor procederá a edição normalmente. Caso um segundo professor tente editar o plano que já está aberto, o sistema emitirá uma mensagem avisando que existe alguém editando o mesmo plano. O professor decidirá se quer continuar, caso positivo, o sistema irá considerar a última alteração realizada. </text:p>
            <text:p text:style-name="P25"/>
          </table:table-cell>
        </table:table-row>
        <table:table-row>
          <table:table-cell table:style-name="Tabela1.A2" office:value-type="string">
            <text:p text:style-name="P24">Entradas</text:p>
          </table:table-cell>
          <table:table-cell table:style-name="Tabela1.B2" office:value-type="string">
            <text:p text:style-name="P25">Objetivos, cronograma, avaliações, bibliografia, cronograma e parecer.</text:p>
          </table:table-cell>
        </table:table-row>
        <table:table-row>
          <table:table-cell table:style-name="Tabela1.A2" office:value-type="string">
            <text:p text:style-name="P24">Pré-condição</text:p>
          </table:table-cell>
          <table:table-cell table:style-name="Tabela1.B2" office:value-type="string">
            <text:p text:style-name="P25">O professor deverá ser um dos responsáveis pela turma referente ao plano que deseja editar; a disciplina não poderá ter sido aprovada. </text:p>
          </table:table-cell>
        </table:table-row>
        <table:table-row>
          <table:table-cell table:style-name="Tabela1.A2" office:value-type="string">
            <text:p text:style-name="P24">Pós-condição</text:p>
          </table:table-cell>
          <table:table-cell table:style-name="Tabela1.B2" office:value-type="string">
            <text:p text:style-name="P24"/>
          </table:table-cell>
        </table:table-row>
      </table:table>
      <text:p text:style-name="P17"/>
      <text:p text:style-name="P17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5">Objetivo</text:p>
          </table:table-cell>
          <table:table-cell table:style-name="Tabela2.B1" office:value-type="string">
            <text:p text:style-name="P39">Cadastro de cronograma </text:p>
          </table:table-cell>
        </table:table-row>
        <table:table-row>
          <table:table-cell table:style-name="Tabela2.A2" office:value-type="string">
            <text:p text:style-name="P25">Requisito</text:p>
          </table:table-cell>
          <table:table-cell table:style-name="Tabela2.B2" office:value-type="string">
            <text:p text:style-name="P25">RF03</text:p>
          </table:table-cell>
        </table:table-row>
        <table:table-row>
          <table:table-cell table:style-name="Tabela2.A2" office:value-type="string">
            <text:p text:style-name="P25">Descrição</text:p>
          </table:table-cell>
          <table:table-cell table:style-name="Tabela2.B2" office:value-type="string">
            <text:p text:style-name="P39">O cadastro de cronograma deverá ser feito por itens. </text:p>
          </table:table-cell>
        </table:table-row>
        <table:table-row>
          <table:table-cell table:style-name="Tabela2.A2" office:value-type="string">
            <text:p text:style-name="P25">Fluxo básico</text:p>
          </table:table-cell>
          <table:table-cell table:style-name="Tabela2.B2" office:value-type="string">
            <text:p text:style-name="P39">O professor selecionará a opção de adicionar item ao cronograma;</text:p>
            <text:p text:style-name="P39">O item deverá conter: </text:p>
            <text:list xml:id="list4734965981372615150" text:style-name="L6">
              <text:list-item>
                <text:p text:style-name="P40">data de início (data obrigatória);</text:p>
              </text:list-item>
              <text:list-item>
                <text:p text:style-name="P40">tópico (texto livre obrigatório);</text:p>
              </text:list-item>
            </text:list>
            <text:p text:style-name="P39">O professor confirmará e o sistema adicionará o item cadastrado ao cronograma;</text:p>
          </table:table-cell>
        </table:table-row>
        <table:table-row>
          <table:table-cell table:style-name="Tabela2.A2" office:value-type="string">
            <text:p text:style-name="P25">Fluxo alternativo</text:p>
          </table:table-cell>
          <table:table-cell table:style-name="Tabela2.B2" office:value-type="string">
            <text:p text:style-name="P39">O professor poderá cancelar a inclusão do item ao cronograma;</text:p>
            <text:p text:style-name="P39">Para isso ele deverá utilizar uma opção de cancelar antes de salvar o item;</text:p>
          </table:table-cell>
        </table:table-row>
        <text:soft-page-break/>
        <table:table-row>
          <table:table-cell table:style-name="Tabela2.A2" office:value-type="string">
            <text:p text:style-name="P25">Entradas</text:p>
          </table:table-cell>
          <table:table-cell table:style-name="Tabela2.B2" office:value-type="string">
            <text:p text:style-name="P39">Data de início e tópico. </text:p>
          </table:table-cell>
        </table:table-row>
        <table:table-row>
          <table:table-cell table:style-name="Tabela2.A2" office:value-type="string">
            <text:p text:style-name="P25">Pré-condição</text:p>
          </table:table-cell>
          <table:table-cell table:style-name="Tabela2.B2" office:value-type="string">
            <text:p text:style-name="P25"/>
          </table:table-cell>
        </table:table-row>
        <table:table-row>
          <table:table-cell table:style-name="Tabela2.A2" office:value-type="string">
            <text:p text:style-name="P25">Pós-condição</text:p>
          </table:table-cell>
          <table:table-cell table:style-name="Tabela2.B2" office:value-type="string">
            <text:p text:style-name="P39">(é possível cadastrar mais de um tópico iniciando no mesmo dia??)</text:p>
          </table:table-cell>
        </table:table-row>
      </table:table>
      <text:p text:style-name="P18"/>
      <text:p text:style-name="P18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5">Objetivo</text:p>
          </table:table-cell>
          <table:table-cell table:style-name="Tabela3.B1" office:value-type="string">
            <text:p text:style-name="P39">Cadastro de data de avaliação</text:p>
          </table:table-cell>
        </table:table-row>
        <table:table-row>
          <table:table-cell table:style-name="Tabela3.A2" office:value-type="string">
            <text:p text:style-name="P25">Requisito</text:p>
          </table:table-cell>
          <table:table-cell table:style-name="Tabela3.B2" office:value-type="string">
            <text:p text:style-name="P25">RF04</text:p>
          </table:table-cell>
        </table:table-row>
        <table:table-row>
          <table:table-cell table:style-name="Tabela3.A2" office:value-type="string">
            <text:p text:style-name="P25">Descrição</text:p>
          </table:table-cell>
          <table:table-cell table:style-name="Tabela3.B2" office:value-type="string">
            <text:p text:style-name="P39">As avaliações deverão ser cadastradas item a item.</text:p>
          </table:table-cell>
        </table:table-row>
        <table:table-row>
          <table:table-cell table:style-name="Tabela3.A2" office:value-type="string">
            <text:p text:style-name="P25">Fluxo básico</text:p>
          </table:table-cell>
          <table:table-cell table:style-name="Tabela3.B2" office:value-type="string">
            <text:p text:style-name="P39">O professor selecionará a opção de adicionar uma avaliação;</text:p>
            <text:p text:style-name="P39">O avaliação deverá conter: </text:p>
            <text:list xml:id="list6484282974432254636" text:style-name="L7">
              <text:list-item>
                <text:p text:style-name="P41">nome da avaliação (texto livre, obrigatório);</text:p>
              </text:list-item>
              <text:list-item>
                <text:p text:style-name="P41">data da avaliação (data, obrigatório);</text:p>
              </text:list-item>
              <text:list-item>
                <text:p text:style-name="P41"><text:s/>observação (texto livre, não obrigatório);</text:p>
              </text:list-item>
            </text:list>
            <text:p text:style-name="P39">O professor confirmará e o sistema adicionará a avaliação ao plano;</text:p>
          </table:table-cell>
        </table:table-row>
        <table:table-row>
          <table:table-cell table:style-name="Tabela3.A2" office:value-type="string">
            <text:p text:style-name="P25">Fluxo alternativo</text:p>
          </table:table-cell>
          <table:table-cell table:style-name="Tabela3.B2" office:value-type="string">
            <text:p text:style-name="P39">O professor poderá cancelar a inclusão da avaliação.</text:p>
            <text:p text:style-name="P39">Para isso ele deverá utilizar uma opção de cancelar antes de salvar o item;</text:p>
          </table:table-cell>
        </table:table-row>
        <table:table-row>
          <table:table-cell table:style-name="Tabela3.A2" office:value-type="string">
            <text:p text:style-name="P25">Entradas</text:p>
          </table:table-cell>
          <table:table-cell table:style-name="Tabela3.B2" office:value-type="string">
            <text:p text:style-name="P39">Nome da avaliação, data da avaliação e observação sobre a avaliação.</text:p>
          </table:table-cell>
        </table:table-row>
        <table:table-row>
          <table:table-cell table:style-name="Tabela3.A2" office:value-type="string">
            <text:p text:style-name="P25">Pré-condição</text:p>
          </table:table-cell>
          <table:table-cell table:style-name="Tabela3.B2" office:value-type="string">
            <text:p text:style-name="P25"/>
          </table:table-cell>
        </table:table-row>
        <table:table-row>
          <table:table-cell table:style-name="Tabela3.A2" office:value-type="string">
            <text:p text:style-name="P25">Pós-condição</text:p>
          </table:table-cell>
          <table:table-cell table:style-name="Tabela3.B2" office:value-type="string">
            <text:p text:style-name="P39">(podem haver duas avaliações no mesmo dia? No mesmo professor? Do mesmo curso/periodo?)</text:p>
          </table:table-cell>
        </table:table-row>
      </table:table>
      <text:p text:style-name="P18"/>
      <text:p text:style-name="P18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5">Objetivo</text:p>
          </table:table-cell>
          <table:table-cell table:style-name="Tabela4.B1" office:value-type="string">
            <text:p text:style-name="P39">Cadastro de bibliografia</text:p>
          </table:table-cell>
        </table:table-row>
        <table:table-row>
          <table:table-cell table:style-name="Tabela4.A2" office:value-type="string">
            <text:p text:style-name="P25">Requisito</text:p>
          </table:table-cell>
          <table:table-cell table:style-name="Tabela4.B2" office:value-type="string">
            <text:p text:style-name="P25">RF05</text:p>
          </table:table-cell>
        </table:table-row>
        <table:table-row>
          <table:table-cell table:style-name="Tabela4.A2" office:value-type="string">
            <text:p text:style-name="P25">Descrição</text:p>
          </table:table-cell>
          <table:table-cell table:style-name="Tabela4.B2" office:value-type="string">
            <text:p text:style-name="P39">Os itens de bibliografia deverão ser cadastrados item a item;</text:p>
          </table:table-cell>
        </table:table-row>
        <table:table-row>
          <table:table-cell table:style-name="Tabela4.A2" office:value-type="string">
            <text:p text:style-name="P25">Fluxo básico</text:p>
          </table:table-cell>
          <table:table-cell table:style-name="Tabela4.B2" office:value-type="string">
            <text:p text:style-name="P39">O professor selecionará a opção de adicionar item a bibliografia, seja essa: básica, complementar ou sugerida;</text:p>
            <text:p text:style-name="P39">O item da bibliografia deverá conter:</text:p>
            <text:list xml:id="list5401343714117087895" text:style-name="L8">
              <text:list-item>
                <text:p text:style-name="P42">nome da obra (texto livre, obrigatório)</text:p>
              </text:list-item>
            </text:list>
            <text:p text:style-name="P39">O professor confirmará e o sistema adicionará o item a bibliografia do plano.</text:p>
          </table:table-cell>
        </table:table-row>
        <table:table-row>
          <table:table-cell table:style-name="Tabela4.A2" office:value-type="string">
            <text:p text:style-name="P25">Fluxo alternativo</text:p>
          </table:table-cell>
          <table:table-cell table:style-name="Tabela4.B2" office:value-type="string">
            <text:p text:style-name="P39">Fluxo alternativo 1:O professor poderá buscar o item no sistema da biblioteca:</text:p>
            <text:p text:style-name="P39">[Ver requisito RF06]</text:p>
            <text:p text:style-name="P39">Fluxo alternativo 2:</text:p>
            <text:p text:style-name="P39">O professor poderá cancelar a inclusão do item de bibliografia.</text:p>
            <text:p text:style-name="P39">Para isso ele deverá utilizar uma opção de cancelar antes de salvar o item;</text:p>
          </table:table-cell>
        </table:table-row>
        <table:table-row>
          <table:table-cell table:style-name="Tabela4.A2" office:value-type="string">
            <text:p text:style-name="P25">Entradas</text:p>
          </table:table-cell>
          <table:table-cell table:style-name="Tabela4.B2" office:value-type="string">
            <text:p text:style-name="P39">Nome do item a ser incluído ou termo a ser pesquisado;</text:p>
          </table:table-cell>
        </table:table-row>
        <table:table-row>
          <table:table-cell table:style-name="Tabela4.A2" office:value-type="string">
            <text:p text:style-name="P25">Pré-condição</text:p>
          </table:table-cell>
          <table:table-cell table:style-name="Tabela4.B2" office:value-type="string">
            <text:p text:style-name="P25"/>
          </table:table-cell>
        </table:table-row>
        <table:table-row>
          <table:table-cell table:style-name="Tabela4.A2" office:value-type="string">
            <text:p text:style-name="P25">Pós-condição</text:p>
          </table:table-cell>
          <table:table-cell table:style-name="Tabela4.B2" office:value-type="string">
            <text:p text:style-name="P25"/>
          </table:table-cell>
        </table:table-row>
      </table:table>
      <text:p text:style-name="P2"/>
      <text:p text:style-name="P18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5">Objetivo</text:p>
          </table:table-cell>
          <table:table-cell table:style-name="Tabela5.B1" office:value-type="string">
            <text:p text:style-name="P43">Buscar bibliografia na biblioteca</text:p>
          </table:table-cell>
        </table:table-row>
        <text:soft-page-break/>
        <table:table-row>
          <table:table-cell table:style-name="Tabela5.A2" office:value-type="string">
            <text:p text:style-name="P25">Requisito</text:p>
          </table:table-cell>
          <table:table-cell table:style-name="Tabela5.B2" office:value-type="string">
            <text:p text:style-name="P25">RF06</text:p>
          </table:table-cell>
        </table:table-row>
        <table:table-row>
          <table:table-cell table:style-name="Tabela5.A2" office:value-type="string">
            <text:p text:style-name="P25">Descrição</text:p>
          </table:table-cell>
          <table:table-cell table:style-name="Tabela5.B2" office:value-type="string">
            <text:p text:style-name="P43">O professor poderá buscar itens da biblioteca e consultar sua disponibilidade.</text:p>
          </table:table-cell>
        </table:table-row>
        <table:table-row>
          <table:table-cell table:style-name="Tabela5.A2" office:value-type="string">
            <text:p text:style-name="P25">Fluxo básico</text:p>
          </table:table-cell>
          <table:table-cell table:style-name="Tabela5.B2" office:value-type="string">
            <text:p text:style-name="P43">O professor selecionará a opção de busca;</text:p>
            <text:p text:style-name="P43">O professor entrará com uma palavra chave para efetuar a busca;</text:p>
            <text:p text:style-name="P43">O sistema retornará os resultados encontrados com a quantidade de volumes disponíveis;</text:p>
            <text:p text:style-name="P43">O professor selecionará o resultado que deseja adicionar ao plano;</text:p>
            <text:p text:style-name="P43">O item será incluído na bibliografia;</text:p>
          </table:table-cell>
        </table:table-row>
        <table:table-row>
          <table:table-cell table:style-name="Tabela5.A2" office:value-type="string">
            <text:p text:style-name="P25">Fluxo alternativo</text:p>
          </table:table-cell>
          <table:table-cell table:style-name="Tabela5.B2" office:value-type="string">
            <text:p text:style-name="P43">O sistema deverá emitir um aviso caso o item desejado não esteja disponível na biblioteca (quando a biblioteca não possuir nenhum exemplar da obra);</text:p>
            <text:p text:style-name="P43">O professor selecionará o item;</text:p>
            <text:p text:style-name="P43">O sistema emitirá o aviso quando o item não possuir exemplares;</text:p>
            <text:p text:style-name="P43">O professor irá decidir se deseja adicionar o item independente da não disponibilidade na biblioteca;</text:p>
          </table:table-cell>
        </table:table-row>
        <table:table-row>
          <table:table-cell table:style-name="Tabela5.A2" office:value-type="string">
            <text:p text:style-name="P25">Entradas</text:p>
          </table:table-cell>
          <table:table-cell table:style-name="Tabela5.B2" office:value-type="string">
            <text:p text:style-name="P43">Termo a ser pesquisado; Decisão de adicionar item caso não haja volumes disponíveis.</text:p>
          </table:table-cell>
        </table:table-row>
        <table:table-row>
          <table:table-cell table:style-name="Tabela5.A2" office:value-type="string">
            <text:p text:style-name="P25">Pré-condição</text:p>
          </table:table-cell>
          <table:table-cell table:style-name="Tabela5.B2" office:value-type="string">
            <text:p text:style-name="P25"/>
          </table:table-cell>
        </table:table-row>
        <table:table-row>
          <table:table-cell table:style-name="Tabela5.A2" office:value-type="string">
            <text:p text:style-name="P25">Pós-condição</text:p>
          </table:table-cell>
          <table:table-cell table:style-name="Tabela5.B2" office:value-type="string">
            <text:p text:style-name="P25"/>
          </table:table-cell>
        </table:table-row>
      </table:table>
      <text:p text:style-name="P2"/>
      <text:p text:style-name="P18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25">Objetivo</text:p>
          </table:table-cell>
          <table:table-cell table:style-name="Tabela6.B1" office:value-type="string">
            <text:p text:style-name="P25"/>
          </table:table-cell>
        </table:table-row>
        <table:table-row>
          <table:table-cell table:style-name="Tabela6.A2" office:value-type="string">
            <text:p text:style-name="P25">Requisito</text:p>
          </table:table-cell>
          <table:table-cell table:style-name="Tabela6.B2" office:value-type="string">
            <text:p text:style-name="P25">RF07</text:p>
          </table:table-cell>
        </table:table-row>
        <table:table-row>
          <table:table-cell table:style-name="Tabela6.A2" office:value-type="string">
            <text:p text:style-name="P25">Descrição</text:p>
          </table:table-cell>
          <table:table-cell table:style-name="Tabela6.B2" office:value-type="string">
            <text:p text:style-name="P25"/>
          </table:table-cell>
        </table:table-row>
        <table:table-row>
          <table:table-cell table:style-name="Tabela6.A2" office:value-type="string">
            <text:p text:style-name="P25">Fluxo básico</text:p>
          </table:table-cell>
          <table:table-cell table:style-name="Tabela6.B2" office:value-type="string">
            <text:p text:style-name="P25"/>
          </table:table-cell>
        </table:table-row>
        <table:table-row>
          <table:table-cell table:style-name="Tabela6.A2" office:value-type="string">
            <text:p text:style-name="P25">Fluxo alternativo</text:p>
          </table:table-cell>
          <table:table-cell table:style-name="Tabela6.B2" office:value-type="string">
            <text:p text:style-name="P25"/>
          </table:table-cell>
        </table:table-row>
        <table:table-row>
          <table:table-cell table:style-name="Tabela6.A2" office:value-type="string">
            <text:p text:style-name="P25">Entradas</text:p>
          </table:table-cell>
          <table:table-cell table:style-name="Tabela6.B2" office:value-type="string">
            <text:p text:style-name="P25"/>
          </table:table-cell>
        </table:table-row>
        <table:table-row>
          <table:table-cell table:style-name="Tabela6.A2" office:value-type="string">
            <text:p text:style-name="P25">Pré-condição</text:p>
          </table:table-cell>
          <table:table-cell table:style-name="Tabela6.B2" office:value-type="string">
            <text:p text:style-name="P25"/>
          </table:table-cell>
        </table:table-row>
        <table:table-row>
          <table:table-cell table:style-name="Tabela6.A2" office:value-type="string">
            <text:p text:style-name="P25">Pós-condição</text:p>
          </table:table-cell>
          <table:table-cell table:style-name="Tabela6.B2" office:value-type="string">
            <text:p text:style-name="P25"/>
          </table:table-cell>
        </table:table-row>
      </table:table>
      <text:p text:style-name="P2"/>
      <text:p text:style-name="P2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25">Objetivo</text:p>
          </table:table-cell>
          <table:table-cell table:style-name="Tabela7.B1" office:value-type="string">
            <text:p text:style-name="P25"/>
          </table:table-cell>
        </table:table-row>
        <table:table-row>
          <table:table-cell table:style-name="Tabela7.A2" office:value-type="string">
            <text:p text:style-name="P25">Requisito</text:p>
          </table:table-cell>
          <table:table-cell table:style-name="Tabela7.B2" office:value-type="string">
            <text:p text:style-name="P25">RF08</text:p>
          </table:table-cell>
        </table:table-row>
        <table:table-row>
          <table:table-cell table:style-name="Tabela7.A2" office:value-type="string">
            <text:p text:style-name="P25">Descrição</text:p>
          </table:table-cell>
          <table:table-cell table:style-name="Tabela7.B2" office:value-type="string">
            <text:p text:style-name="P25"/>
          </table:table-cell>
        </table:table-row>
        <table:table-row>
          <table:table-cell table:style-name="Tabela7.A2" office:value-type="string">
            <text:p text:style-name="P25">Fluxo básico</text:p>
          </table:table-cell>
          <table:table-cell table:style-name="Tabela7.B2" office:value-type="string">
            <text:p text:style-name="P25"/>
          </table:table-cell>
        </table:table-row>
        <table:table-row>
          <table:table-cell table:style-name="Tabela7.A2" office:value-type="string">
            <text:p text:style-name="P25">Fluxo alternativo</text:p>
          </table:table-cell>
          <table:table-cell table:style-name="Tabela7.B2" office:value-type="string">
            <text:p text:style-name="P25"/>
          </table:table-cell>
        </table:table-row>
        <table:table-row>
          <table:table-cell table:style-name="Tabela7.A2" office:value-type="string">
            <text:p text:style-name="P25">Entradas</text:p>
          </table:table-cell>
          <table:table-cell table:style-name="Tabela7.B2" office:value-type="string">
            <text:p text:style-name="P25"/>
          </table:table-cell>
        </table:table-row>
        <table:table-row>
          <table:table-cell table:style-name="Tabela7.A2" office:value-type="string">
            <text:p text:style-name="P25">Pré-condição</text:p>
          </table:table-cell>
          <table:table-cell table:style-name="Tabela7.B2" office:value-type="string">
            <text:p text:style-name="P25"/>
          </table:table-cell>
        </table:table-row>
        <table:table-row>
          <table:table-cell table:style-name="Tabela7.A2" office:value-type="string">
            <text:p text:style-name="P25">Pós-condição</text:p>
          </table:table-cell>
          <table:table-cell table:style-name="Tabela7.B2" office:value-type="string">
            <text:p text:style-name="P25"/>
          </table:table-cell>
        </table:table-row>
      </table:table>
      <text:p text:style-name="P2"/>
      <text:p text:style-name="P2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25">Objetivo</text:p>
          </table:table-cell>
          <table:table-cell table:style-name="Tabela8.B1" office:value-type="string">
            <text:p text:style-name="P25"/>
          </table:table-cell>
        </table:table-row>
        <table:table-row>
          <table:table-cell table:style-name="Tabela8.A2" office:value-type="string">
            <text:p text:style-name="P25">Requisito</text:p>
          </table:table-cell>
          <table:table-cell table:style-name="Tabela8.B2" office:value-type="string">
            <text:p text:style-name="P25">RF09</text:p>
          </table:table-cell>
        </table:table-row>
        <text:soft-page-break/>
        <table:table-row>
          <table:table-cell table:style-name="Tabela8.A2" office:value-type="string">
            <text:p text:style-name="P25">Descrição</text:p>
          </table:table-cell>
          <table:table-cell table:style-name="Tabela8.B2" office:value-type="string">
            <text:p text:style-name="P25"/>
          </table:table-cell>
        </table:table-row>
        <table:table-row>
          <table:table-cell table:style-name="Tabela8.A2" office:value-type="string">
            <text:p text:style-name="P25">Fluxo básico</text:p>
          </table:table-cell>
          <table:table-cell table:style-name="Tabela8.B2" office:value-type="string">
            <text:p text:style-name="P25"/>
          </table:table-cell>
        </table:table-row>
        <table:table-row>
          <table:table-cell table:style-name="Tabela8.A2" office:value-type="string">
            <text:p text:style-name="P25">Fluxo alternativo</text:p>
          </table:table-cell>
          <table:table-cell table:style-name="Tabela8.B2" office:value-type="string">
            <text:p text:style-name="P25"/>
          </table:table-cell>
        </table:table-row>
        <table:table-row>
          <table:table-cell table:style-name="Tabela8.A2" office:value-type="string">
            <text:p text:style-name="P25">Entradas</text:p>
          </table:table-cell>
          <table:table-cell table:style-name="Tabela8.B2" office:value-type="string">
            <text:p text:style-name="P25"/>
          </table:table-cell>
        </table:table-row>
        <table:table-row>
          <table:table-cell table:style-name="Tabela8.A2" office:value-type="string">
            <text:p text:style-name="P25">Pré-condição</text:p>
          </table:table-cell>
          <table:table-cell table:style-name="Tabela8.B2" office:value-type="string">
            <text:p text:style-name="P25"/>
          </table:table-cell>
        </table:table-row>
        <table:table-row>
          <table:table-cell table:style-name="Tabela8.A2" office:value-type="string">
            <text:p text:style-name="P25">Pós-condição</text:p>
          </table:table-cell>
          <table:table-cell table:style-name="Tabela8.B2" office:value-type="string">
            <text:p text:style-name="P25"/>
          </table:table-cell>
        </table:table-row>
      </table:table>
      <text:p text:style-name="P2"/>
      <text:p text:style-name="P2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25">Objetivo</text:p>
          </table:table-cell>
          <table:table-cell table:style-name="Tabela9.B1" office:value-type="string">
            <text:p text:style-name="P25"/>
          </table:table-cell>
        </table:table-row>
        <table:table-row>
          <table:table-cell table:style-name="Tabela9.A2" office:value-type="string">
            <text:p text:style-name="P25">Requisito</text:p>
          </table:table-cell>
          <table:table-cell table:style-name="Tabela9.B2" office:value-type="string">
            <text:p text:style-name="P25">RF10</text:p>
          </table:table-cell>
        </table:table-row>
        <table:table-row>
          <table:table-cell table:style-name="Tabela9.A2" office:value-type="string">
            <text:p text:style-name="P25">Descrição</text:p>
          </table:table-cell>
          <table:table-cell table:style-name="Tabela9.B2" office:value-type="string">
            <text:p text:style-name="P25"/>
          </table:table-cell>
        </table:table-row>
        <table:table-row>
          <table:table-cell table:style-name="Tabela9.A2" office:value-type="string">
            <text:p text:style-name="P25">Fluxo básico</text:p>
          </table:table-cell>
          <table:table-cell table:style-name="Tabela9.B2" office:value-type="string">
            <text:p text:style-name="P25"/>
          </table:table-cell>
        </table:table-row>
        <table:table-row>
          <table:table-cell table:style-name="Tabela9.A2" office:value-type="string">
            <text:p text:style-name="P25">Fluxo alternativo</text:p>
          </table:table-cell>
          <table:table-cell table:style-name="Tabela9.B2" office:value-type="string">
            <text:p text:style-name="P25"/>
          </table:table-cell>
        </table:table-row>
        <table:table-row>
          <table:table-cell table:style-name="Tabela9.A2" office:value-type="string">
            <text:p text:style-name="P25">Entradas</text:p>
          </table:table-cell>
          <table:table-cell table:style-name="Tabela9.B2" office:value-type="string">
            <text:p text:style-name="P25"/>
          </table:table-cell>
        </table:table-row>
        <table:table-row>
          <table:table-cell table:style-name="Tabela9.A2" office:value-type="string">
            <text:p text:style-name="P25">Pré-condição</text:p>
          </table:table-cell>
          <table:table-cell table:style-name="Tabela9.B2" office:value-type="string">
            <text:p text:style-name="P25"/>
          </table:table-cell>
        </table:table-row>
        <table:table-row>
          <table:table-cell table:style-name="Tabela9.A2" office:value-type="string">
            <text:p text:style-name="P25">Pós-condição</text:p>
          </table:table-cell>
          <table:table-cell table:style-name="Tabela9.B2" office:value-type="string">
            <text:p text:style-name="P25"/>
          </table:table-cell>
        </table:table-row>
      </table:table>
      <text:p text:style-name="P2"/>
      <text:p text:style-name="P18">Condição + <text:s/>sujeito + ação + objeto + restrição</text:p>
      <text:p text:style-name="P18"/>
      <text:p text:style-name="P15">[requisitos funcionais]</text:p>
      <text:p text:style-name="P11">identificação;</text:p>
      <text:p text:style-name="P11">prioridade;</text:p>
      <text:p text:style-name="P11">dependência;</text:p>
      <text:p text:style-name="P11">risco;</text:p>
      <text:p text:style-name="P11">fonte;</text:p>
      <text:p text:style-name="P11">tipo;</text:p>
      <text:list xml:id="list8334130925007829873" text:style-name="L3">
        <text:list-item>
          <text:p text:style-name="P28">entradas validas;</text:p>
        </text:list-item>
        <text:list-item>
          <text:p text:style-name="P28">sequencia das operações</text:p>
        </text:list-item>
        <text:list-item>
          <text:p text:style-name="P28">resposta a situações anormais </text:p>
          <text:list>
            <text:list-item>
              <text:p text:style-name="P28">estouro de memória;</text:p>
            </text:list-item>
            <text:list-item>
              <text:p text:style-name="P28">recuperação...</text:p>
            </text:list-item>
          </text:list>
        </text:list-item>
        <text:list-item>
          <text:p text:style-name="P28">relação com outras entradas e saídas</text:p>
        </text:list-item>
      </text:list>
      <text:h text:style-name="Heading_20_2" text:outline-level="2"><text:bookmark-start text:name="__RefHeading__877_178293673"/>Requisitos de usabilidade<text:bookmark-end text:name="__RefHeading__877_178293673"/></text:h>
      <text:p text:style-name="Text_20_body">[verificar se existem dificuldades no sistema atual]</text:p>
      <text:p text:style-name="P7">[alguma coisa poderia melhorar? Visualização? Estrutura do cadastro do plano?]</text:p>
      <text:h text:style-name="Heading_20_2" text:outline-level="2"><text:bookmark-start text:name="__RefHeading__879_178293673"/><text:soft-page-break/>Requisitos de performance<text:bookmark-end text:name="__RefHeading__879_178293673"/></text:h>
      <text:p text:style-name="P13">[a configuração de hardware deverá ser uma restrição, não um requisito]</text:p>
      <text:p text:style-name="P13"/>
      <text:p text:style-name="Text_20_body"><text:tab/>O software deverá ser executado em um servidor com as seguintes características:</text:p>
      <text:list xml:id="list4311275505087736043" text:style-name="L4">
        <text:list-item>
          <text:p text:style-name="P29">Processador</text:p>
        </text:list-item>
        <text:list-item>
          <text:p text:style-name="P29">X GB de memória RAM</text:p>
        </text:list-item>
        <text:list-item>
          <text:p text:style-name="P29">Y de armazenamento</text:p>
        </text:list-item>
        <text:list-item>
          <text:p text:style-name="P29">Servidor de aplicações TomCat</text:p>
        </text:list-item>
        <text:list-item>
          <text:p text:style-name="P29">Rede com velocidade 1Gbit/s</text:p>
        </text:list-item>
      </text:list>
      <text:p text:style-name="P7">[Qual a configuração atual?]</text:p>
      <text:p text:style-name="P7">[A velocidade do sistema é satisfatória?]</text:p>
      <text:p text:style-name="P7">[Existem períodos de lentidão?]</text:p>
      <text:p text:style-name="P7">[Existe previsão para aumento significativo na carga?]</text:p>
      <text:h text:style-name="Heading_20_2" text:outline-level="2"><text:bookmark-start text:name="__RefHeading__881_178293673"/>Requisitos de banco de dados lógico<text:bookmark-end text:name="__RefHeading__881_178293673"/></text:h>
      <text:p text:style-name="Text_20_body">[frequência de uso do sistema]</text:p>
      <text:p text:style-name="P10">[entidades de dados e seus relacionamentos]</text:p>
      <text:p text:style-name="P10">[restrições de integridade]</text:p>
      <text:p text:style-name="P10"/>
      <text:p text:style-name="Text_20_body"/>
      <text:h text:style-name="Heading_20_2" text:outline-level="2"><text:bookmark-start text:name="__RefHeading__883_178293673"/>Restrições de projeto<text:bookmark-end text:name="__RefHeading__883_178293673"/></text:h>
      <text:p text:style-name="P8">[desenvolvimento web??]</text:p>
      <text:p text:style-name="P10">[padrões externos]</text:p>
      <text:p text:style-name="P10">[alguma limitação do projeto]</text:p>
      <text:p text:style-name="P14">ex SO</text:p>
      <text:p text:style-name="P12"/>
      <text:p text:style-name="P10"/>
      <text:h text:style-name="Heading_20_2" text:outline-level="2"><text:bookmark-start text:name="__RefHeading__885_178293673"/>Atributos do sistema<text:bookmark-end text:name="__RefHeading__885_178293673"/></text:h>
      <text:p text:style-name="P10">[confiança]</text:p>
      <text:p text:style-name="P10">[disponibilidade]</text:p>
      <text:p text:style-name="P10">[segurança – são dados sigilosos?]</text:p>
      <text:p text:style-name="P10">[manutenibilidade] – complexidade ciclomatica</text:p>
      <text:p text:style-name="P10">[portabilidade] </text:p>
      <text:p text:style-name="P10"/>
      <text:p text:style-name="Text_20_body"/>
      <text:h text:style-name="Heading_20_2" text:outline-level="2"><text:bookmark-start text:name="__RefHeading__887_178293673"/><text:soft-page-break/>Informações de apoio<text:bookmark-end text:name="__RefHeading__887_178293673"/></text:h>
      <text:p text:style-name="P11">[informações como formatos de entrada e saída de dados;</text:p>
      <text:p text:style-name="Text_20_body"><text:tab/></text:p>
      <text:h text:style-name="Heading_20_1" text:outline-level="1"><text:bookmark-start text:name="__RefHeading__759_178293673"/>Verificação<text:bookmark-end text:name="__RefHeading__759_178293673"/></text:h>
      <text:p text:style-name="P11">[mostrar técnicas de verificação]</text:p>
      <text:h text:style-name="Heading_20_1" text:outline-level="1"><text:bookmark-start text:name="__RefHeading__761_178293673"/>Apêndices<text:bookmark-end text:name="__RefHeading__761_178293673"/></text:h>
      <text:list xml:id="list4794770018016543688" text:style-name="L5">
        <text:list-item>
          <text:list>
            <text:list-header>
              <text:p text:style-name="P30"/>
              <text:p text:style-name="P30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14:18:25.356000000</meta:creation-date>
    <dc:date>2014-05-23T16:37:00</dc:date>
    <meta:editing-duration>PT1H22M10S</meta:editing-duration>
    <meta:editing-cycles>12</meta:editing-cycles>
    <meta:generator>LibreOffice/4.0.4.2$Linux_X86_64 LibreOffice_project/400m0$Build-2</meta:generator>
    <meta:document-statistic meta:table-count="11" meta:image-count="0" meta:object-count="0" meta:page-count="10" meta:paragraph-count="336" meta:word-count="1720" meta:character-count="11335" meta:non-whitespace-character-count="9898"/>
  </office:meta>
</office:document-meta>
</file>